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2" table:default-cell-style-name="ce9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/>
          <table:table-cell table:number-columns-repeated="5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office:value-type="string" calcext:value-type="string">
            <text:p>J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/>
          <table:table-cell table:style-name="ce3" table:number-columns-repeated="2"/>
          <table:table-cell table:number-columns-repeated="2"/>
          <table:table-cell office:value-type="string" calcext:value-type="string">
            <text:p>General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office:value-type="string" calcext:value-type="string">
            <text:p>Frog Friend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Kill Target Unit and its opposing enemy uni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lute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Drum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orn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Tuba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ly Pa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m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ig Cro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Leap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dpol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ri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ump Up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Select Unit. Enemy takes its power as damage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rus Cro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+1 power each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Pond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Ghost Frog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Deluge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Battering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Siege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Frogapult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Comman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Flood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King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Sa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 table:number-rows-repeated="23">
          <table:table-cell table:style-name="Default" table:number-columns-repeated="5"/>
          <table:table-cell table:style-name="ce5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number-columns-repeated="6"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1:27:15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9-23T21:27:30.606000000</dc:date>
    <meta:editing-duration>PT14H59M32S</meta:editing-duration>
    <meta:editing-cycles>12</meta:editing-cycles>
    <meta:generator>LibreOffice/6.1.2.1$Windows_X86_64 LibreOffice_project/65905a128db06ba48db947242809d14d3f9a93fe</meta:generator>
    <meta:document-statistic meta:table-count="3" meta:cell-count="286" meta:object-count="0"/>
  </office:meta>
</office:document-meta>
</file>